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48000000B068E36119.png"/>
  <manifest:file-entry manifest:media-type="image/gif" manifest:full-path="Pictures/1000020000000030000000304147EF0B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stroke-linejoin="miter" draw:fill="gradient" draw:fill-gradient-name="Gradient_20_9" draw:textarea-vertical-align="top" draw:auto-grow-height="false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6cm" fo:min-width="1.761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3cm" fo:min-width="1.56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9cm" fo:min-width="4.77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9cm" fo:min-width="3.355cm"/>
    </style:style>
    <style:style style:name="gr8" style:family="graphic" style:parent-style-name="standard">
      <style:graphic-properties draw:stroke="solid" svg:stroke-width="0.035cm" svg:stroke-color="#f2f2f2" draw:stroke-linejoin="miter" draw:fill="gradient" draw:fill-gradient-name="Gradient_20_8" draw:textarea-vertical-align="top" draw:auto-grow-height="false" fo:padding-top="0.127cm" fo:padding-bottom="0.127cm" fo:padding-left="0.254cm" fo:padding-right="0.254cm" fo:wrap-option="wrap"/>
    </style:style>
    <style:style style:name="P1" style:family="paragraph">
      <style:paragraph-properties style:font-independent-line-spacing="true"/>
      <style:text-properties fo:font-size="18pt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text-underline-style="solid" style:text-underline-width="auto" style:text-underline-color="font-color"/>
    </style:style>
    <style:style style:name="P5" style:family="paragraph">
      <style:paragraph-properties fo:text-align="center"/>
      <style:text-properties fo:font-weight="normal" style:font-weight-asian="normal" style:font-weight-complex="normal"/>
    </style:style>
    <style:style style:name="P6" style:family="paragraph">
      <style:paragraph-properties fo:line-height="150%" fo:text-align="center"/>
    </style:style>
    <style:style style:name="P7" style:family="paragraph">
      <style:paragraph-properties fo:line-height="150%" fo:text-align="center" style:font-independent-line-spacing="true"/>
      <style:text-properties fo:color="#ffffff" fo:font-family="Arial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ffffff" fo:font-family="Arial" style:font-family-generic="swiss" style:font-pitch="variable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AutoShape 5" draw:style-name="gr1" draw:text-style-name="P1" draw:layer="layout" svg:width="1.571cm" svg:height="1.401cm" draw:transform="rotate (-0.0249582083047007) translate (3.804cm 8.684cm)">
          <text:p/>
          <draw:enhanced-geometry svg:viewBox="0 0 21600 21600" draw:mirror-horizontal="false" draw:mirror-vertical="true" draw:text-areas="0 ?f0 ?f5 ?f2" draw:type="right-arrow" draw:modifiers="0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Image 8" draw:style-name="gr2" draw:text-style-name="P2" draw:layer="layout" svg:width="1.714cm" svg:height="1.966cm" svg:x="1.103cm" svg:y="7.775cm">
          <draw:image xlink:href="Pictures/1000020000000030000000304147EF0B.gif" xlink:type="simple" xlink:show="embed" xlink:actuate="onLoad">
            <text:p/>
          </draw:image>
        </draw:frame>
        <draw:frame draw:style-name="gr3" draw:text-style-name="P4" draw:layer="layout" svg:width="2.403cm" svg:height="1.696cm" svg:x="1cm" svg:y="12.094cm">
          <draw:text-box>
            <text:p text:style-name="P3"><text:span text:style-name="T1">Fichier</text:span></text:p>
            <text:p text:style-name="P3"><text:span text:style-name="T1">.RTX</text:span></text:p>
          </draw:text-box>
        </draw:frame>
        <draw:frame draw:name="Image 8" draw:style-name="gr2" draw:text-style-name="P2" draw:layer="layout" svg:width="1.714cm" svg:height="1.966cm" svg:x="1.422cm" svg:y="8.114cm">
          <draw:image xlink:href="Pictures/1000020000000030000000304147EF0B.gif" xlink:type="simple" xlink:show="embed" xlink:actuate="onLoad">
            <text:p/>
          </draw:image>
        </draw:frame>
        <draw:frame draw:name="Image 8" draw:style-name="gr2" draw:text-style-name="P2" draw:layer="layout" svg:width="1.713cm" svg:height="1.966cm" svg:x="1.847cm" svg:y="8.65cm">
          <draw:image xlink:href="Pictures/1000020000000030000000304147EF0B.gif" xlink:type="simple" xlink:show="embed" xlink:actuate="onLoad">
            <text:p/>
          </draw:image>
        </draw:frame>
        <draw:frame draw:style-name="gr4" draw:text-style-name="P3" draw:layer="layout" svg:width="2.11cm" svg:height="4.797cm" svg:x="11.52cm" svg:y="7.55cm">
          <draw:image xlink:href="Pictures/1000000000000048000000B068E36119.png" xlink:type="simple" xlink:show="embed" xlink:actuate="onLoad">
            <text:p/>
          </draw:image>
        </draw:frame>
        <draw:frame draw:name="Image 8" draw:style-name="gr2" draw:text-style-name="P2" draw:layer="layout" svg:width="1.821cm" svg:height="2.09cm" svg:x="17.369cm" svg:y="7.715cm">
          <draw:image xlink:href="Pictures/1000020000000030000000304147EF0B.gif" xlink:type="simple" xlink:show="embed" xlink:actuate="onLoad">
            <text:p/>
          </draw:image>
        </draw:frame>
        <draw:frame draw:style-name="gr5" draw:text-style-name="P4" draw:layer="layout" svg:width="2.72cm" svg:height="1.803cm" svg:x="17.259cm" svg:y="12.305cm">
          <draw:text-box>
            <text:p text:style-name="P3"><text:span text:style-name="T1">Fichiers</text:span></text:p>
            <text:p text:style-name="P3"><text:span text:style-name="T1">.c</text:span></text:p>
          </draw:text-box>
        </draw:frame>
        <draw:frame draw:name="Image 8" draw:style-name="gr2" draw:text-style-name="P2" draw:layer="layout" svg:width="1.821cm" svg:height="2.09cm" svg:x="17.708cm" svg:y="8.075cm">
          <draw:image xlink:href="Pictures/1000020000000030000000304147EF0B.gif" xlink:type="simple" xlink:show="embed" xlink:actuate="onLoad">
            <text:p/>
          </draw:image>
        </draw:frame>
        <draw:frame draw:name="Image 8" draw:style-name="gr2" draw:text-style-name="P2" draw:layer="layout" svg:width="1.821cm" svg:height="2.09cm" svg:x="18.159cm" svg:y="8.645cm">
          <draw:image xlink:href="Pictures/1000020000000030000000304147EF0B.gif" xlink:type="simple" xlink:show="embed" xlink:actuate="onLoad">
            <text:p/>
          </draw:image>
        </draw:frame>
        <draw:custom-shape draw:name="AutoShape 5" draw:style-name="gr1" draw:text-style-name="P1" draw:layer="layout" svg:width="1.571cm" svg:height="1.402cm" draw:transform="rotate (-0.00680678408396343) translate (15.723cm 8.587cm)">
          <text:p/>
          <draw:enhanced-geometry svg:viewBox="0 0 21600 21600" draw:mirror-horizontal="false" draw:mirror-vertical="true" draw:text-areas="0 ?f0 ?f5 ?f2" draw:type="right-arrow" draw:modifiers="0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2.11cm" svg:height="4.797cm" svg:x="5.575cm" svg:y="7.615cm">
          <draw:image xlink:href="Pictures/1000000000000048000000B068E36119.png" xlink:type="simple" xlink:show="embed" xlink:actuate="onLoad">
            <text:p/>
          </draw:image>
        </draw:frame>
        <draw:custom-shape draw:name="AutoShape 5" draw:style-name="gr1" draw:text-style-name="P1" draw:layer="layout" svg:width="1.571cm" svg:height="1.401cm" draw:transform="rotate (-0.0249582083047007) translate (8.884cm 8.513cm)">
          <text:p/>
          <draw:enhanced-geometry svg:viewBox="0 0 21600 21600" draw:mirror-horizontal="false" draw:mirror-vertical="true" draw:text-areas="0 ?f0 ?f5 ?f2" draw:type="right-arrow" draw:modifiers="0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5" draw:layer="layout" svg:width="5.911cm" svg:height="2.54cm" svg:x="4.175cm" svg:y="4.84cm">
          <draw:text-box>
            <text:p text:style-name="P3"><text:span text:style-name="T2">AST généré </text:span></text:p>
            <text:p text:style-name="P3"><text:span text:style-name="T2">avec l'analyse </text:span></text:p>
            <text:p text:style-name="P3"><text:span text:style-name="T2">du frontend</text:span></text:p>
          </draw:text-box>
        </draw:frame>
        <draw:frame draw:style-name="gr7" draw:text-style-name="P3" draw:layer="layout" svg:width="7.055cm" svg:height="2.384cm" svg:x="10.425cm" svg:y="4.675cm">
          <draw:text-box>
            <text:p text:style-name="P3">AST modifié </text:p>
            <text:p text:style-name="P3">avec l'analyse </text:p>
            <text:p text:style-name="P3">du backend</text:p>
          </draw:text-box>
        </draw:frame>
        <draw:custom-shape draw:name="Rectangle 2" draw:style-name="gr8" draw:text-style-name="P7" draw:layer="layout" svg:width="13.335cm" svg:height="1.5cm" svg:x="4.105cm" svg:y="15.035cm">
          <text:p text:style-name="P6"><text:span text:style-name="T3">Compilateur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8" draw:display-name="Gradient 8" draw:style="linear" draw:start-color="#c0504d" draw:end-color="#622423" draw:start-intensity="100%" draw:end-intensity="100%" draw:angle="450" draw:border="0%"/>
    <draw:gradient draw:name="Gradient_20_9" draw:display-name="Gradient 9" draw:style="axial" draw:start-color="#000000" draw:end-color="#666666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09cm" fo:margin-bottom="1.01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zobi8225 </meta:initial-creator>
    <meta:creation-date>2010-11-17T19:10:23</meta:creation-date>
    <dc:date>2010-11-17T20:50:43</dc:date>
    <dc:creator>zobi8225 </dc:creator>
    <meta:editing-duration>PT01H38M28S</meta:editing-duration>
    <meta:editing-cycles>16</meta:editing-cycles>
    <meta:generator>OpenOffice.org/3.2$Linux OpenOffice.org_project/320m12$Build-9483</meta:generator>
    <meta:document-statistic meta:object-count="16"/>
  </office:meta>
</office:document-meta>
</file>